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 style:list-style-name="L1">
      <style:text-properties style:font-name="Calibri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d modules in Quickdone.in</text:p>
      <text:p text:style-name="P1"/>
      <text:p text:style-name="P1"/>
      <text:p text:style-name="P1">Admin Panel : </text:p>
      <text:p text:style-name="P1"/>
      <text:list xml:id="list4242386842649944117" text:style-name="L1">
        <text:list-item>
          <text:p text:style-name="P2">Administrators</text:p>
        </text:list-item>
        <text:list-item>
          <text:p text:style-name="P2">Settings</text:p>
        </text:list-item>
        <text:list-item>
          <text:p text:style-name="P2">Categories</text:p>
        </text:list-item>
        <text:list-item>
          <text:p text:style-name="P2">Sub-Categories</text:p>
        </text:list-item>
        <text:list-item>
          <text:p text:style-name="P2">Vendors</text:p>
        </text:list-item>
        <text:list-item>
          <text:p text:style-name="P2">Contact Us</text:p>
        </text:list-item>
        <text:list-item>
          <text:p text:style-name="P2">Inquiries</text:p>
        </text:list-item>
      </text:list>
      <text:p text:style-name="P1"/>
      <text:p text:style-name="P1">Front end : </text:p>
      <text:p text:style-name="P1"/>
      <text:p text:style-name="P1">Home Page</text:p>
      <text:p text:style-name="P1">Contact form for service</text:p>
      <text:p text:style-name="P1">Contact Us Page</text:p>
      <text:p text:style-name="P1">About Us</text:p>
      <text:p text:style-name="P1">Inquiry and other pag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1T17:23:50.26</meta:creation-date>
    <meta:document-statistic meta:table-count="0" meta:image-count="0" meta:object-count="0" meta:page-count="1" meta:paragraph-count="15" meta:word-count="40" meta:character-count="224"/>
    <dc:date>2018-03-12T10:51:48.98</dc:date>
    <meta:editing-duration>PT17H12M47S</meta:editing-duration>
    <meta:editing-cycles>1</meta:editing-cycles>
    <meta:generator>OpenOffice/4.1.3$Win32 OpenOffice.org_project/413m1$Build-9783</meta:generator>
  </office:meta>
</office:document-meta>
</file>